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2016/06/23 1:20:49 PM MDT</text:p>
          </table:table-cell>
          <table:table-cell office:value-type="float" office:value="62301" calcext:value-type="float">
            <text:p>623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4 2:18:28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8:44:11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9:53:59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1:47:09 AM MDT</text:p>
          </table:table-cell>
          <table:table-cell office:value-type="float" office:value="62703" calcext:value-type="float">
            <text:p>627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0:16:00 AM MDT</text:p>
          </table:table-cell>
          <table:table-cell office:value-type="float" office:value="62903" calcext:value-type="float">
            <text:p>629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:03:27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11:10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39:52 AM MDT</text:p>
          </table:table-cell>
          <table:table-cell office:value-type="float" office:value="63002" calcext:value-type="float">
            <text:p>630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30 11:41:04 AM MDT</text:p>
          </table:table-cell>
          <table:table-cell table:style-name="ce1" office:value-type="float" office:value="63004" calcext:value-type="float">
            <text:p>630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2 7:20:37 AM MDT</text:p>
          </table:table-cell>
          <table:table-cell office:value-type="float" office:value="70201" calcext:value-type="float">
            <text:p>702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9:51:30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1:54:17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2:55:46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14:30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34:00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:.C16])" office:value-type="float" office:value="2.9375" calcext:value-type="float">
            <text:p>2.9375</text:p>
          </table:table-cell>
          <table:table-cell table:formula="of:=AVERAGE([.D1:.D16])" office:value-type="float" office:value="4.5625" calcext:value-type="float">
            <text:p>4.5625</text:p>
          </table:table-cell>
          <table:table-cell table:formula="of:=AVERAGE([.E1:.E16])" office:value-type="float" office:value="4.6875" calcext:value-type="float">
            <text:p>4.6875</text:p>
          </table:table-cell>
          <table:table-cell table:formula="of:=AVERAGE([.F1:.F16])" office:value-type="float" office:value="4.0625" calcext:value-type="float">
            <text:p>4.0625</text:p>
          </table:table-cell>
          <table:table-cell table:formula="of:=AVERAGE([.G1:.G16])" office:value-type="float" office:value="4.75" calcext:value-type="float">
            <text:p>4.75</text:p>
          </table:table-cell>
          <table:table-cell table:formula="of:=AVERAGE([.H1:.H16])" office:value-type="float" office:value="4.4375" calcext:value-type="float">
            <text:p>4.4375</text:p>
          </table:table-cell>
          <table:table-cell table:formula="of:=AVERAGE([.I1:.I16])" office:value-type="float" office:value="4.625" calcext:value-type="float">
            <text:p>4.625</text:p>
          </table:table-cell>
          <table:table-cell table:formula="of:=AVERAGE([.J1:.J16])" office:value-type="float" office:value="4.875" calcext:value-type="float">
            <text:p>4.875</text:p>
          </table:table-cell>
          <table:table-cell table:formula="of:=AVERAGE([.K1:.K16])" office:value-type="float" office:value="2.625" calcext:value-type="float">
            <text:p>2.625</text:p>
          </table:table-cell>
          <table:table-cell table:formula="of:=AVERAGE([.L1:.L16])" office:value-type="float" office:value="5.375" calcext:value-type="float">
            <text:p>5.375</text:p>
          </table:table-cell>
          <table:table-cell table:formula="of:=AVERAGE([.M1:.M16])" office:value-type="float" office:value="2.25" calcext:value-type="float">
            <text:p>2.25</text:p>
          </table:table-cell>
          <table:table-cell table:formula="of:=AVERAGE([.N1:.N16])" office:value-type="float" office:value="4.5" calcext:value-type="float">
            <text:p>4.5</text:p>
          </table:table-cell>
          <table:table-cell table:formula="of:=AVERAGE([.O1:.O16])" office:value-type="float" office:value="4.0625" calcext:value-type="float">
            <text:p>4.0625</text:p>
          </table:table-cell>
          <table:table-cell table:formula="of:=AVERAGE([.P1:.P16])" office:value-type="float" office:value="5.125" calcext:value-type="float">
            <text:p>5.125</text:p>
          </table:table-cell>
          <table:table-cell table:formula="of:=AVERAGE([.Q1:.Q16])" office:value-type="float" office:value="4.5" calcext:value-type="float">
            <text:p>4.5</text:p>
          </table:table-cell>
          <table:table-cell table:formula="of:=AVERAGE([.R1:.R16])" office:value-type="float" office:value="2.9375" calcext:value-type="float">
            <text:p>2.9375</text:p>
          </table:table-cell>
          <table:table-cell table:formula="of:=AVERAGE([.S1:.S16])" office:value-type="float" office:value="3.9375" calcext:value-type="float">
            <text:p>3.9375</text:p>
          </table:table-cell>
          <table:table-cell table:formula="of:=AVERAGE([.T1:.T16])" office:value-type="float" office:value="2.625" calcext:value-type="float">
            <text:p>2.625</text:p>
          </table:table-cell>
          <table:table-cell table:formula="of:=AVERAGE([.U1:.U16])" office:value-type="float" office:value="2.4375" calcext:value-type="float">
            <text:p>2.4375</text:p>
          </table:table-cell>
          <table:table-cell table:formula="of:=AVERAGE([.V1:.V16])" office:value-type="float" office:value="4.125" calcext:value-type="float">
            <text:p>4.125</text:p>
          </table:table-cell>
          <table:table-cell table:formula="of:=AVERAGE([.W1:.W16])" office:value-type="float" office:value="3.9375" calcext:value-type="float">
            <text:p>3.9375</text:p>
          </table:table-cell>
          <table:table-cell table:formula="of:=AVERAGE([.X1:.X16])" office:value-type="float" office:value="2.875" calcext:value-type="float">
            <text:p>2.875</text:p>
          </table:table-cell>
          <table:table-cell table:formula="of:=AVERAGE([.Y1:.Y16])" office:value-type="float" office:value="4" calcext:value-type="float">
            <text:p>4</text:p>
          </table:table-cell>
          <table:table-cell table:formula="of:=AVERAGE([.Z1:.Z16])" office:value-type="float" office:value="5" calcext:value-type="float">
            <text:p>5</text:p>
          </table:table-cell>
          <table:table-cell table:formula="of:=AVERAGE([.AA1:.AA16])" office:value-type="float" office:value="4" calcext:value-type="float">
            <text:p>4</text:p>
          </table:table-cell>
          <table:table-cell table:formula="of:=AVERAGE([.AB1:.AB16])" office:value-type="float" office:value="5" calcext:value-type="float">
            <text:p>5</text:p>
          </table:table-cell>
          <table:table-cell table:formula="of:=AVERAGE([.AC1:.AC16])" office:value-type="float" office:value="5.1875" calcext:value-type="float">
            <text:p>5.1875</text:p>
          </table:table-cell>
          <table:table-cell table:formula="of:=AVERAGE([.AD1:.AD16])" office:value-type="float" office:value="3.6875" calcext:value-type="float">
            <text:p>3.6875</text:p>
          </table:table-cell>
          <table:table-cell table:formula="of:=AVERAGE([.AE1:.AE16])" office:value-type="float" office:value="4.9375" calcext:value-type="float">
            <text:p>4.9375</text:p>
          </table:table-cell>
          <table:table-cell table:formula="of:=AVERAGE([.AF1:.AF16])" office:value-type="float" office:value="4.75" calcext:value-type="float">
            <text:p>4.75</text:p>
          </table:table-cell>
          <table:table-cell table:formula="of:=AVERAGE([.AG1:.AG16])" office:value-type="float" office:value="3.5625" calcext:value-type="float">
            <text:p>3.562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formula="of:=VAR([.C1:.C16])" office:value-type="float" office:value="1.52916666666667" calcext:value-type="float">
            <text:p>1.5291666667</text:p>
          </table:table-cell>
          <table:table-cell table:formula="of:=VAR([.D1:.D16])" office:value-type="float" office:value="2.6625" calcext:value-type="float">
            <text:p>2.6625</text:p>
          </table:table-cell>
          <table:table-cell table:formula="of:=VAR([.E1:.E16])" office:value-type="float" office:value="3.5625" calcext:value-type="float">
            <text:p>3.5625</text:p>
          </table:table-cell>
          <table:table-cell table:formula="of:=VAR([.F1:.F16])" office:value-type="float" office:value="3.92916666666667" calcext:value-type="float">
            <text:p>3.9291666667</text:p>
          </table:table-cell>
          <table:table-cell table:formula="of:=VAR([.G1:.G16])" office:value-type="float" office:value="3.4" calcext:value-type="float">
            <text:p>3.4</text:p>
          </table:table-cell>
          <table:table-cell table:formula="of:=VAR([.H1:.H16])" office:value-type="float" office:value="4.6625" calcext:value-type="float">
            <text:p>4.6625</text:p>
          </table:table-cell>
          <table:table-cell table:formula="of:=VAR([.I1:.I16])" office:value-type="float" office:value="3.58333333333333" calcext:value-type="float">
            <text:p>3.5833333333</text:p>
          </table:table-cell>
          <table:table-cell table:formula="of:=VAR([.J1:.J16])" office:value-type="float" office:value="4.78333333333333" calcext:value-type="float">
            <text:p>4.7833333333</text:p>
          </table:table-cell>
          <table:table-cell table:formula="of:=VAR([.K1:.K16])" office:value-type="float" office:value="4.25" calcext:value-type="float">
            <text:p>4.25</text:p>
          </table:table-cell>
          <table:table-cell table:formula="of:=VAR([.L1:.L16])" office:value-type="float" office:value="2.51666666666667" calcext:value-type="float">
            <text:p>2.5166666667</text:p>
          </table:table-cell>
          <table:table-cell table:formula="of:=VAR([.M1:.M16])" office:value-type="float" office:value="2.33333333333333" calcext:value-type="float">
            <text:p>2.3333333333</text:p>
          </table:table-cell>
          <table:table-cell table:formula="of:=VAR([.N1:.N16])" office:value-type="float" office:value="4.13333333333333" calcext:value-type="float">
            <text:p>4.1333333333</text:p>
          </table:table-cell>
          <table:table-cell table:formula="of:=VAR([.O1:.O16])" office:value-type="float" office:value="4.8625" calcext:value-type="float">
            <text:p>4.8625</text:p>
          </table:table-cell>
          <table:table-cell table:formula="of:=VAR([.P1:.P16])" office:value-type="float" office:value="2.91666666666667" calcext:value-type="float">
            <text:p>2.9166666667</text:p>
          </table:table-cell>
          <table:table-cell table:formula="of:=VAR([.Q1:.Q16])" office:value-type="float" office:value="3.6" calcext:value-type="float">
            <text:p>3.6</text:p>
          </table:table-cell>
          <table:table-cell table:formula="of:=VAR([.R1:.R16])" office:value-type="float" office:value="3.79583333333333" calcext:value-type="float">
            <text:p>3.7958333333</text:p>
          </table:table-cell>
          <table:table-cell table:formula="of:=VAR([.S1:.S16])" office:value-type="float" office:value="4.0625" calcext:value-type="float">
            <text:p>4.0625</text:p>
          </table:table-cell>
          <table:table-cell table:formula="of:=VAR([.T1:.T16])" office:value-type="float" office:value="2.38333333333333" calcext:value-type="float">
            <text:p>2.3833333333</text:p>
          </table:table-cell>
          <table:table-cell table:formula="of:=VAR([.U1:.U16])" office:value-type="float" office:value="1.59583333333333" calcext:value-type="float">
            <text:p>1.5958333333</text:p>
          </table:table-cell>
          <table:table-cell table:formula="of:=VAR([.V1:.V16])" office:value-type="float" office:value="4.38333333333333" calcext:value-type="float">
            <text:p>4.3833333333</text:p>
          </table:table-cell>
          <table:table-cell table:formula="of:=VAR([.W1:.W16])" office:value-type="float" office:value="5.2625" calcext:value-type="float">
            <text:p>5.2625</text:p>
          </table:table-cell>
          <table:table-cell table:formula="of:=VAR([.X1:.X16])" office:value-type="float" office:value="2.91666666666667" calcext:value-type="float">
            <text:p>2.9166666667</text:p>
          </table:table-cell>
          <table:table-cell table:formula="of:=VAR([.Y1:.Y16])" office:value-type="float" office:value="4.13333333333333" calcext:value-type="float">
            <text:p>4.1333333333</text:p>
          </table:table-cell>
          <table:table-cell table:formula="of:=VAR([.Z1:.Z16])" office:value-type="float" office:value="3.6" calcext:value-type="float">
            <text:p>3.6</text:p>
          </table:table-cell>
          <table:table-cell table:formula="of:=VAR([.AA1:.AA16])" office:value-type="float" office:value="4.13333333333333" calcext:value-type="float">
            <text:p>4.1333333333</text:p>
          </table:table-cell>
          <table:table-cell table:formula="of:=VAR([.AB1:.AB16])" office:value-type="float" office:value="3.73333333333333" calcext:value-type="float">
            <text:p>3.7333333333</text:p>
          </table:table-cell>
          <table:table-cell table:formula="of:=VAR([.AC1:.AC16])" office:value-type="float" office:value="3.62916666666667" calcext:value-type="float">
            <text:p>3.6291666667</text:p>
          </table:table-cell>
          <table:table-cell table:formula="of:=VAR([.AD1:.AD16])" office:value-type="float" office:value="5.29583333333333" calcext:value-type="float">
            <text:p>5.2958333333</text:p>
          </table:table-cell>
          <table:table-cell table:formula="of:=VAR([.AE1:.AE16])" office:value-type="float" office:value="3.6625" calcext:value-type="float">
            <text:p>3.6625</text:p>
          </table:table-cell>
          <table:table-cell table:formula="of:=VAR([.AF1:.AF16])" office:value-type="float" office:value="3.93333333333333" calcext:value-type="float">
            <text:p>3.9333333333</text:p>
          </table:table-cell>
          <table:table-cell table:formula="of:=VAR([.AG1:.AG16])" office:value-type="float" office:value="3.32916666666667" calcext:value-type="float">
            <text:p>3.329166666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31"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7:14:27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53:21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16/06/28 11:58:03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21:42 PM MDT</text:p>
          </table:table-cell>
          <table:table-cell office:value-type="float" office:value="62804" calcext:value-type="float">
            <text:p>628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3:03:18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54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29 12:02:09 P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1:30:39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29:1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20:51 AM MDT</text:p>
          </table:table-cell>
          <table:table-cell table:style-name="ce1" office:value-type="float" office:value="70102" calcext:value-type="float">
            <text:p>70102</text:p>
          </table:table-cell>
          <table:table-cell table:number-columns-repeated="7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1:56:51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2:48:47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53:57 AM MDT</text:p>
          </table:table-cell>
          <table:table-cell office:value-type="float" office:value="70202" calcext:value-type="float">
            <text:p>70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30:43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27:11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18:10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1:.C37])" office:value-type="float" office:value="2.70588235294118" calcext:value-type="float">
            <text:p>2.7058823529</text:p>
          </table:table-cell>
          <table:table-cell table:formula="of:=AVERAGE([.D21:.D37])" office:value-type="float" office:value="4.17647058823529" calcext:value-type="float">
            <text:p>4.1764705882</text:p>
          </table:table-cell>
          <table:table-cell table:formula="of:=AVERAGE([.E21:.E37])" office:value-type="float" office:value="3.58823529411765" calcext:value-type="float">
            <text:p>3.5882352941</text:p>
          </table:table-cell>
          <table:table-cell table:formula="of:=AVERAGE([.F21:.F37])" office:value-type="float" office:value="3.76470588235294" calcext:value-type="float">
            <text:p>3.7647058824</text:p>
          </table:table-cell>
          <table:table-cell table:formula="of:=AVERAGE([.G21:.G37])" office:value-type="float" office:value="3.58823529411765" calcext:value-type="float">
            <text:p>3.5882352941</text:p>
          </table:table-cell>
          <table:table-cell table:formula="of:=AVERAGE([.H21:.H37])" office:value-type="float" office:value="4.88235294117647" calcext:value-type="float">
            <text:p>4.8823529412</text:p>
          </table:table-cell>
          <table:table-cell table:formula="of:=AVERAGE([.I21:.I37])" office:value-type="float" office:value="3.05882352941176" calcext:value-type="float">
            <text:p>3.0588235294</text:p>
          </table:table-cell>
          <table:table-cell table:formula="of:=AVERAGE([.J21:.J37])" office:value-type="float" office:value="3.05882352941176" calcext:value-type="float">
            <text:p>3.0588235294</text:p>
          </table:table-cell>
          <table:table-cell table:formula="of:=AVERAGE([.K21:.K37])" office:value-type="float" office:value="3.94117647058824" calcext:value-type="float">
            <text:p>3.9411764706</text:p>
          </table:table-cell>
          <table:table-cell table:formula="of:=AVERAGE([.L21:.L37])" office:value-type="float" office:value="3.88235294117647" calcext:value-type="float">
            <text:p>3.8823529412</text:p>
          </table:table-cell>
          <table:table-cell table:formula="of:=AVERAGE([.M21:.M37])" office:value-type="float" office:value="2.41176470588235" calcext:value-type="float">
            <text:p>2.4117647059</text:p>
          </table:table-cell>
          <table:table-cell table:formula="of:=AVERAGE([.N21:.N37])" office:value-type="float" office:value="4.23529411764706" calcext:value-type="float">
            <text:p>4.2352941176</text:p>
          </table:table-cell>
          <table:table-cell table:formula="of:=AVERAGE([.O21:.O37])" office:value-type="float" office:value="3.58823529411765" calcext:value-type="float">
            <text:p>3.5882352941</text:p>
          </table:table-cell>
          <table:table-cell table:formula="of:=AVERAGE([.P21:.P37])" office:value-type="float" office:value="5.41176470588235" calcext:value-type="float">
            <text:p>5.4117647059</text:p>
          </table:table-cell>
          <table:table-cell table:formula="of:=AVERAGE([.Q21:.Q37])" office:value-type="float" office:value="3.76470588235294" calcext:value-type="float">
            <text:p>3.7647058824</text:p>
          </table:table-cell>
          <table:table-cell table:formula="of:=AVERAGE([.R21:.R37])" office:value-type="float" office:value="2.17647058823529" calcext:value-type="float">
            <text:p>2.1764705882</text:p>
          </table:table-cell>
          <table:table-cell table:formula="of:=AVERAGE([.S21:.S37])" office:value-type="float" office:value="2.94117647058824" calcext:value-type="float">
            <text:p>2.9411764706</text:p>
          </table:table-cell>
          <table:table-cell table:formula="of:=AVERAGE([.T21:.T37])" office:value-type="float" office:value="3.52941176470588" calcext:value-type="float">
            <text:p>3.5294117647</text:p>
          </table:table-cell>
          <table:table-cell table:formula="of:=AVERAGE([.U21:.U37])" office:value-type="float" office:value="2.58823529411765" calcext:value-type="float">
            <text:p>2.5882352941</text:p>
          </table:table-cell>
          <table:table-cell table:formula="of:=AVERAGE([.V21:.V37])" office:value-type="float" office:value="3.88235294117647" calcext:value-type="float">
            <text:p>3.8823529412</text:p>
          </table:table-cell>
          <table:table-cell table:formula="of:=AVERAGE([.W21:.W37])" office:value-type="float" office:value="2.41176470588235" calcext:value-type="float">
            <text:p>2.4117647059</text:p>
          </table:table-cell>
          <table:table-cell table:formula="of:=AVERAGE([.X21:.X37])" office:value-type="float" office:value="3.52941176470588" calcext:value-type="float">
            <text:p>3.5294117647</text:p>
          </table:table-cell>
          <table:table-cell table:formula="of:=AVERAGE([.Y21:.Y37])" office:value-type="float" office:value="4.70588235294118" calcext:value-type="float">
            <text:p>4.7058823529</text:p>
          </table:table-cell>
          <table:table-cell table:formula="of:=AVERAGE([.Z21:.Z37])" office:value-type="float" office:value="3.94117647058824" calcext:value-type="float">
            <text:p>3.9411764706</text:p>
          </table:table-cell>
          <table:table-cell table:formula="of:=AVERAGE([.AA21:.AA37])" office:value-type="float" office:value="2.35294117647059" calcext:value-type="float">
            <text:p>2.3529411765</text:p>
          </table:table-cell>
          <table:table-cell table:formula="of:=AVERAGE([.AB21:.AB37])" office:value-type="float" office:value="4.64705882352941" calcext:value-type="float">
            <text:p>4.6470588235</text:p>
          </table:table-cell>
          <table:table-cell table:formula="of:=AVERAGE([.AC21:.AC37])" office:value-type="float" office:value="5.64705882352941" calcext:value-type="float">
            <text:p>5.6470588235</text:p>
          </table:table-cell>
          <table:table-cell table:formula="of:=AVERAGE([.AD21:.AD37])" office:value-type="float" office:value="3" calcext:value-type="float">
            <text:p>3</text:p>
          </table:table-cell>
          <table:table-cell table:formula="of:=AVERAGE([.AE21:.AE37])" office:value-type="float" office:value="3.82352941176471" calcext:value-type="float">
            <text:p>3.8235294118</text:p>
          </table:table-cell>
          <table:table-cell table:formula="of:=AVERAGE([.AF21:.AF37])" office:value-type="float" office:value="4" calcext:value-type="float">
            <text:p>4</text:p>
          </table:table-cell>
          <table:table-cell table:formula="of:=AVERAGE([.AG21:.AG37])" office:value-type="float" office:value="2.23529411764706" calcext:value-type="float">
            <text:p>2.235294117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Variance</text:p>
          </table:table-cell>
          <table:table-cell table:formula="of:=VAR([.C21:.C37])" office:value-type="float" office:value="1.84558823529412" calcext:value-type="float">
            <text:p>1.8455882353</text:p>
          </table:table-cell>
          <table:table-cell table:formula="of:=VAR([.D21:.D37])" office:value-type="float" office:value="2.90441176470588" calcext:value-type="float">
            <text:p>2.9044117647</text:p>
          </table:table-cell>
          <table:table-cell table:formula="of:=VAR([.E21:.E37])" office:value-type="float" office:value="2.50735294117647" calcext:value-type="float">
            <text:p>2.5073529412</text:p>
          </table:table-cell>
          <table:table-cell table:formula="of:=VAR([.F21:.F37])" office:value-type="float" office:value="2.56617647058824" calcext:value-type="float">
            <text:p>2.5661764706</text:p>
          </table:table-cell>
          <table:table-cell table:formula="of:=VAR([.G21:.G37])" office:value-type="float" office:value="2.75735294117647" calcext:value-type="float">
            <text:p>2.7573529412</text:p>
          </table:table-cell>
          <table:table-cell table:formula="of:=VAR([.H21:.H37])" office:value-type="float" office:value="1.36029411764706" calcext:value-type="float">
            <text:p>1.3602941176</text:p>
          </table:table-cell>
          <table:table-cell table:formula="of:=VAR([.I21:.I37])" office:value-type="float" office:value="2.55882352941176" calcext:value-type="float">
            <text:p>2.5588235294</text:p>
          </table:table-cell>
          <table:table-cell table:formula="of:=VAR([.J21:.J37])" office:value-type="float" office:value="2.43382352941176" calcext:value-type="float">
            <text:p>2.4338235294</text:p>
          </table:table-cell>
          <table:table-cell table:formula="of:=VAR([.K21:.K37])" office:value-type="float" office:value="4.68382352941176" calcext:value-type="float">
            <text:p>4.6838235294</text:p>
          </table:table-cell>
          <table:table-cell table:formula="of:=VAR([.L21:.L37])" office:value-type="float" office:value="3.11029411764706" calcext:value-type="float">
            <text:p>3.1102941176</text:p>
          </table:table-cell>
          <table:table-cell table:formula="of:=VAR([.M21:.M37])" office:value-type="float" office:value="4.13235294117647" calcext:value-type="float">
            <text:p>4.1323529412</text:p>
          </table:table-cell>
          <table:table-cell table:formula="of:=VAR([.N21:.N37])" office:value-type="float" office:value="4.44117647058824" calcext:value-type="float">
            <text:p>4.4411764706</text:p>
          </table:table-cell>
          <table:table-cell table:formula="of:=VAR([.O21:.O37])" office:value-type="float" office:value="3.25735294117647" calcext:value-type="float">
            <text:p>3.2573529412</text:p>
          </table:table-cell>
          <table:table-cell table:formula="of:=VAR([.P21:.P37])" office:value-type="float" office:value="2.50735294117647" calcext:value-type="float">
            <text:p>2.5073529412</text:p>
          </table:table-cell>
          <table:table-cell table:formula="of:=VAR([.Q21:.Q37])" office:value-type="float" office:value="2.81617647058824" calcext:value-type="float">
            <text:p>2.8161764706</text:p>
          </table:table-cell>
          <table:table-cell table:formula="of:=VAR([.R21:.R37])" office:value-type="float" office:value="1.65441176470588" calcext:value-type="float">
            <text:p>1.6544117647</text:p>
          </table:table-cell>
          <table:table-cell table:formula="of:=VAR([.S21:.S37])" office:value-type="float" office:value="2.68382352941176" calcext:value-type="float">
            <text:p>2.6838235294</text:p>
          </table:table-cell>
          <table:table-cell table:formula="of:=VAR([.T21:.T37])" office:value-type="float" office:value="4.13970588235294" calcext:value-type="float">
            <text:p>4.1397058824</text:p>
          </table:table-cell>
          <table:table-cell table:formula="of:=VAR([.U21:.U37])" office:value-type="float" office:value="2.00735294117647" calcext:value-type="float">
            <text:p>2.0073529412</text:p>
          </table:table-cell>
          <table:table-cell table:formula="of:=VAR([.V21:.V37])" office:value-type="float" office:value="4.23529411764706" calcext:value-type="float">
            <text:p>4.2352941176</text:p>
          </table:table-cell>
          <table:table-cell table:formula="of:=VAR([.W21:.W37])" office:value-type="float" office:value="2.00735294117647" calcext:value-type="float">
            <text:p>2.0073529412</text:p>
          </table:table-cell>
          <table:table-cell table:formula="of:=VAR([.X21:.X37])" office:value-type="float" office:value="3.63970588235294" calcext:value-type="float">
            <text:p>3.6397058824</text:p>
          </table:table-cell>
          <table:table-cell table:formula="of:=VAR([.Y21:.Y37])" office:value-type="float" office:value="3.72058823529412" calcext:value-type="float">
            <text:p>3.7205882353</text:p>
          </table:table-cell>
          <table:table-cell table:formula="of:=VAR([.Z21:.Z37])" office:value-type="float" office:value="3.55882352941176" calcext:value-type="float">
            <text:p>3.5588235294</text:p>
          </table:table-cell>
          <table:table-cell table:formula="of:=VAR([.AA21:.AA37])" office:value-type="float" office:value="1.61764705882353" calcext:value-type="float">
            <text:p>1.6176470588</text:p>
          </table:table-cell>
          <table:table-cell table:formula="of:=VAR([.AB21:.AB37])" office:value-type="float" office:value="2.86764705882353" calcext:value-type="float">
            <text:p>2.8676470588</text:p>
          </table:table-cell>
          <table:table-cell table:formula="of:=VAR([.AC21:.AC37])" office:value-type="float" office:value="1.11764705882353" calcext:value-type="float">
            <text:p>1.1176470588</text:p>
          </table:table-cell>
          <table:table-cell table:formula="of:=VAR([.AD21:.AD37])" office:value-type="float" office:value="3.875" calcext:value-type="float">
            <text:p>3.875</text:p>
          </table:table-cell>
          <table:table-cell table:formula="of:=VAR([.AE21:.AE37])" office:value-type="float" office:value="3.90441176470588" calcext:value-type="float">
            <text:p>3.9044117647</text:p>
          </table:table-cell>
          <table:table-cell table:formula="of:=VAR([.AF21:.AF37])" office:value-type="float" office:value="3.5" calcext:value-type="float">
            <text:p>3.5</text:p>
          </table:table-cell>
          <table:table-cell table:formula="of:=VAR([.AG21:.AG37])" office:value-type="float" office:value="1.94117647058824" calcext:value-type="float">
            <text:p>1.941176470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31" office:value-type="float" office:value="17" calcext:value-type="float">
            <text:p>17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^2</text:p>
          </table:table-cell>
          <table:table-cell table:formula="of:=(([.C19]-1)*[.C18]+([.C40]-1)*[.C39])/([.C19]+[.C40]-2)" office:value-type="float" office:value="1.69248102466793" calcext:value-type="float">
            <text:p>1.6924810247</text:p>
          </table:table-cell>
          <table:table-cell table:formula="of:=(([.D19]-1)*[.D18]+([.D40]-1)*[.D39])/([.D19]+[.D40]-2)" office:value-type="float" office:value="2.78735768500949" calcext:value-type="float">
            <text:p>2.787357685</text:p>
          </table:table-cell>
          <table:table-cell table:formula="of:=(([.E19]-1)*[.E18]+([.E40]-1)*[.E39])/([.E19]+[.E40]-2)" office:value-type="float" office:value="3.01790796963947" calcext:value-type="float">
            <text:p>3.0179079696</text:p>
          </table:table-cell>
          <table:table-cell table:formula="of:=(([.F19]-1)*[.F18]+([.F40]-1)*[.F39])/([.F19]+[.F40]-2)" office:value-type="float" office:value="3.22568785578748" calcext:value-type="float">
            <text:p>3.2256878558</text:p>
          </table:table-cell>
          <table:table-cell table:formula="of:=(([.G19]-1)*[.G18]+([.G40]-1)*[.G39])/([.G19]+[.G40]-2)" office:value-type="float" office:value="3.06831119544592" calcext:value-type="float">
            <text:p>3.0683111954</text:p>
          </table:table-cell>
          <table:table-cell table:formula="of:=(([.H19]-1)*[.H18]+([.H40]-1)*[.H39])/([.H19]+[.H40]-2)" office:value-type="float" office:value="2.95813567362429" calcext:value-type="float">
            <text:p>2.9581356736</text:p>
          </table:table-cell>
          <table:table-cell table:formula="of:=(([.I19]-1)*[.I18]+([.I40]-1)*[.I39])/([.I19]+[.I40]-2)" office:value-type="float" office:value="3.05455407969639" calcext:value-type="float">
            <text:p>3.0545540797</text:p>
          </table:table-cell>
          <table:table-cell table:formula="of:=(([.J19]-1)*[.J18]+([.J40]-1)*[.J39])/([.J19]+[.J40]-2)" office:value-type="float" office:value="3.57068311195446" calcext:value-type="float">
            <text:p>3.570683112</text:p>
          </table:table-cell>
          <table:table-cell table:formula="of:=(([.K19]-1)*[.K18]+([.K40]-1)*[.K39])/([.K19]+[.K40]-2)" office:value-type="float" office:value="4.47390891840607" calcext:value-type="float">
            <text:p>4.4739089184</text:p>
          </table:table-cell>
          <table:table-cell table:formula="of:=(([.L19]-1)*[.L18]+([.L40]-1)*[.L39])/([.L19]+[.L40]-2)" office:value-type="float" office:value="2.823055028463" calcext:value-type="float">
            <text:p>2.8230550285</text:p>
          </table:table-cell>
          <table:table-cell table:formula="of:=(([.M19]-1)*[.M18]+([.M40]-1)*[.M39])/([.M19]+[.M40]-2)" office:value-type="float" office:value="3.26185958254269" calcext:value-type="float">
            <text:p>3.2618595825</text:p>
          </table:table-cell>
          <table:table-cell table:formula="of:=(([.N19]-1)*[.N18]+([.N40]-1)*[.N39])/([.N19]+[.N40]-2)" office:value-type="float" office:value="4.29222011385199" calcext:value-type="float">
            <text:p>4.2922201139</text:p>
          </table:table-cell>
          <table:table-cell table:formula="of:=(([.O19]-1)*[.O18]+([.O40]-1)*[.O39])/([.O19]+[.O40]-2)" office:value-type="float" office:value="4.03403700189753" calcext:value-type="float">
            <text:p>4.0340370019</text:p>
          </table:table-cell>
          <table:table-cell table:formula="of:=(([.P19]-1)*[.P18]+([.P40]-1)*[.P39])/([.P19]+[.P40]-2)" office:value-type="float" office:value="2.70540796963947" calcext:value-type="float">
            <text:p>2.7054079696</text:p>
          </table:table-cell>
          <table:table-cell table:formula="of:=(([.Q19]-1)*[.Q18]+([.Q40]-1)*[.Q39])/([.Q19]+[.Q40]-2)" office:value-type="float" office:value="3.19544592030361" calcext:value-type="float">
            <text:p>3.1954459203</text:p>
          </table:table-cell>
          <table:table-cell table:formula="of:=(([.R19]-1)*[.R18]+([.R40]-1)*[.R39])/([.R19]+[.R40]-2)" office:value-type="float" office:value="2.6905834914611" calcext:value-type="float">
            <text:p>2.6905834915</text:p>
          </table:table-cell>
          <table:table-cell table:formula="of:=(([.S19]-1)*[.S18]+([.S40]-1)*[.S39])/([.S19]+[.S40]-2)" office:value-type="float" office:value="3.35092504743833" calcext:value-type="float">
            <text:p>3.3509250474</text:p>
          </table:table-cell>
          <table:table-cell table:formula="of:=(([.T19]-1)*[.T18]+([.T40]-1)*[.T39])/([.T19]+[.T40]-2)" office:value-type="float" office:value="3.28984819734345" calcext:value-type="float">
            <text:p>3.2898481973</text:p>
          </table:table-cell>
          <table:table-cell table:formula="of:=(([.U19]-1)*[.U18]+([.U40]-1)*[.U39])/([.U19]+[.U40]-2)" office:value-type="float" office:value="1.80823055028463" calcext:value-type="float">
            <text:p>1.8082305503</text:p>
          </table:table-cell>
          <table:table-cell table:formula="of:=(([.V19]-1)*[.V18]+([.V40]-1)*[.V39])/([.V19]+[.V40]-2)" office:value-type="float" office:value="4.30692599620493" calcext:value-type="float">
            <text:p>4.3069259962</text:p>
          </table:table-cell>
          <table:table-cell table:formula="of:=(([.W19]-1)*[.W18]+([.W40]-1)*[.W39])/([.W19]+[.W40]-2)" office:value-type="float" office:value="3.58242409867173" calcext:value-type="float">
            <text:p>3.5824240987</text:p>
          </table:table-cell>
          <table:table-cell table:formula="of:=(([.X19]-1)*[.X18]+([.X40]-1)*[.X39])/([.X19]+[.X40]-2)" office:value-type="float" office:value="3.28984819734345" calcext:value-type="float">
            <text:p>3.2898481973</text:p>
          </table:table-cell>
          <table:table-cell table:formula="of:=(([.Y19]-1)*[.Y18]+([.Y40]-1)*[.Y39])/([.Y19]+[.Y40]-2)" office:value-type="float" office:value="3.92030360531309" calcext:value-type="float">
            <text:p>3.9203036053</text:p>
          </table:table-cell>
          <table:table-cell table:formula="of:=(([.Z19]-1)*[.Z18]+([.Z40]-1)*[.Z39])/([.Z19]+[.Z40]-2)" office:value-type="float" office:value="3.57874762808349" calcext:value-type="float">
            <text:p>3.5787476281</text:p>
          </table:table-cell>
          <table:table-cell table:formula="of:=(([.AA19]-1)*[.AA18]+([.AA40]-1)*[.AA39])/([.AA19]+[.AA40]-2)" office:value-type="float" office:value="2.83491461100569" calcext:value-type="float">
            <text:p>2.834914611</text:p>
          </table:table-cell>
          <table:table-cell table:formula="of:=(([.AB19]-1)*[.AB18]+([.AB40]-1)*[.AB39])/([.AB19]+[.AB40]-2)" office:value-type="float" office:value="3.2865275142315" calcext:value-type="float">
            <text:p>3.2865275142</text:p>
          </table:table-cell>
          <table:table-cell table:formula="of:=(([.AC19]-1)*[.AC18]+([.AC40]-1)*[.AC39])/([.AC19]+[.AC40]-2)" office:value-type="float" office:value="2.33289848197343" calcext:value-type="float">
            <text:p>2.332898482</text:p>
          </table:table-cell>
          <table:table-cell table:formula="of:=(([.AD19]-1)*[.AD18]+([.AD40]-1)*[.AD39])/([.AD19]+[.AD40]-2)" office:value-type="float" office:value="4.5625" calcext:value-type="float">
            <text:p>4.5625</text:p>
          </table:table-cell>
          <table:table-cell table:formula="of:=(([.AE19]-1)*[.AE18]+([.AE40]-1)*[.AE39])/([.AE19]+[.AE40]-2)" office:value-type="float" office:value="3.78735768500949" calcext:value-type="float">
            <text:p>3.787357685</text:p>
          </table:table-cell>
          <table:table-cell table:formula="of:=(([.AF19]-1)*[.AF18]+([.AF40]-1)*[.AF39])/([.AF19]+[.AF40]-2)" office:value-type="float" office:value="3.70967741935484" calcext:value-type="float">
            <text:p>3.7096774194</text:p>
          </table:table-cell>
          <table:table-cell table:formula="of:=(([.AG19]-1)*[.AG18]+([.AG40]-1)*[.AG39])/([.AG19]+[.AG40]-2)" office:value-type="float" office:value="2.61278462998102" calcext:value-type="float">
            <text:p>2.6127846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formula="of:=SQRT([.C42])" office:value-type="float" office:value="1.30095389029279" calcext:value-type="float">
            <text:p>1.3009538903</text:p>
          </table:table-cell>
          <table:table-cell table:formula="of:=SQRT([.D42])" office:value-type="float" office:value="1.66953816518506" calcext:value-type="float">
            <text:p>1.6695381652</text:p>
          </table:table-cell>
          <table:table-cell table:formula="of:=SQRT([.E42])" office:value-type="float" office:value="1.73721270132344" calcext:value-type="float">
            <text:p>1.7372127013</text:p>
          </table:table-cell>
          <table:table-cell table:formula="of:=SQRT([.F42])" office:value-type="float" office:value="1.79602000428377" calcext:value-type="float">
            <text:p>1.7960200043</text:p>
          </table:table-cell>
          <table:table-cell table:formula="of:=SQRT([.G42])" office:value-type="float" office:value="1.75165955466407" calcext:value-type="float">
            <text:p>1.7516595547</text:p>
          </table:table-cell>
          <table:table-cell table:formula="of:=SQRT([.H42])" office:value-type="float" office:value="1.71992315922087" calcext:value-type="float">
            <text:p>1.7199231592</text:p>
          </table:table-cell>
          <table:table-cell table:formula="of:=SQRT([.I42])" office:value-type="float" office:value="1.74772826254438" calcext:value-type="float">
            <text:p>1.7477282625</text:p>
          </table:table-cell>
          <table:table-cell table:formula="of:=SQRT([.J42])" office:value-type="float" office:value="1.88962512471507" calcext:value-type="float">
            <text:p>1.8896251247</text:p>
          </table:table-cell>
          <table:table-cell table:formula="of:=SQRT([.K42])" office:value-type="float" office:value="2.1151616766588" calcext:value-type="float">
            <text:p>2.1151616767</text:p>
          </table:table-cell>
          <table:table-cell table:formula="of:=SQRT([.L42])" office:value-type="float" office:value="1.68019493763759" calcext:value-type="float">
            <text:p>1.6801949376</text:p>
          </table:table-cell>
          <table:table-cell table:formula="of:=SQRT([.M42])" office:value-type="float" office:value="1.806061898868" calcext:value-type="float">
            <text:p>1.8060618989</text:p>
          </table:table-cell>
          <table:table-cell table:formula="of:=SQRT([.N42])" office:value-type="float" office:value="2.07176738893438" calcext:value-type="float">
            <text:p>2.0717673889</text:p>
          </table:table-cell>
          <table:table-cell table:formula="of:=SQRT([.O42])" office:value-type="float" office:value="2.00849122524783" calcext:value-type="float">
            <text:p>2.0084912252</text:p>
          </table:table-cell>
          <table:table-cell table:formula="of:=SQRT([.P42])" office:value-type="float" office:value="1.64481244208556" calcext:value-type="float">
            <text:p>1.6448124421</text:p>
          </table:table-cell>
          <table:table-cell table:formula="of:=SQRT([.Q42])" office:value-type="float" office:value="1.78758102482198" calcext:value-type="float">
            <text:p>1.7875810248</text:p>
          </table:table-cell>
          <table:table-cell table:formula="of:=SQRT([.R42])" office:value-type="float" office:value="1.64029981755199" calcext:value-type="float">
            <text:p>1.6402998176</text:p>
          </table:table-cell>
          <table:table-cell table:formula="of:=SQRT([.S42])" office:value-type="float" office:value="1.83055320803257" calcext:value-type="float">
            <text:p>1.830553208</text:p>
          </table:table-cell>
          <table:table-cell table:formula="of:=SQRT([.T42])" office:value-type="float" office:value="1.81379386848215" calcext:value-type="float">
            <text:p>1.8137938685</text:p>
          </table:table-cell>
          <table:table-cell table:formula="of:=SQRT([.U42])" office:value-type="float" office:value="1.3447046331015" calcext:value-type="float">
            <text:p>1.3447046331</text:p>
          </table:table-cell>
          <table:table-cell table:formula="of:=SQRT([.V42])" office:value-type="float" office:value="2.07531346938359" calcext:value-type="float">
            <text:p>2.0753134694</text:p>
          </table:table-cell>
          <table:table-cell table:formula="of:=SQRT([.W42])" office:value-type="float" office:value="1.89272927241899" calcext:value-type="float">
            <text:p>1.8927292724</text:p>
          </table:table-cell>
          <table:table-cell table:formula="of:=SQRT([.X42])" office:value-type="float" office:value="1.81379386848215" calcext:value-type="float">
            <text:p>1.8137938685</text:p>
          </table:table-cell>
          <table:table-cell table:formula="of:=SQRT([.Y42])" office:value-type="float" office:value="1.97997565775771" calcext:value-type="float">
            <text:p>1.9799756578</text:p>
          </table:table-cell>
          <table:table-cell table:formula="of:=SQRT([.Z42])" office:value-type="float" office:value="1.89175781433129" calcext:value-type="float">
            <text:p>1.8917578143</text:p>
          </table:table-cell>
          <table:table-cell table:formula="of:=SQRT([.AA42])" office:value-type="float" office:value="1.68372046700327" calcext:value-type="float">
            <text:p>1.683720467</text:p>
          </table:table-cell>
          <table:table-cell table:formula="of:=SQRT([.AB42])" office:value-type="float" office:value="1.81287824032159" calcext:value-type="float">
            <text:p>1.8128782403</text:p>
          </table:table-cell>
          <table:table-cell table:formula="of:=SQRT([.AC42])" office:value-type="float" office:value="1.52738288650012" calcext:value-type="float">
            <text:p>1.5273828865</text:p>
          </table:table-cell>
          <table:table-cell table:formula="of:=SQRT([.AD42])" office:value-type="float" office:value="2.13600093632938" calcext:value-type="float">
            <text:p>2.1360009363</text:p>
          </table:table-cell>
          <table:table-cell table:formula="of:=SQRT([.AE42])" office:value-type="float" office:value="1.94611348204813" calcext:value-type="float">
            <text:p>1.946113482</text:p>
          </table:table-cell>
          <table:table-cell table:formula="of:=SQRT([.AF42])" office:value-type="float" office:value="1.92605228884235" calcext:value-type="float">
            <text:p>1.9260522888</text:p>
          </table:table-cell>
          <table:table-cell table:formula="of:=SQRT([.AG42])" office:value-type="float" office:value="1.61641103373524" calcext:value-type="float">
            <text:p>1.616411033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T-stat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formula="of:=TINV(0.025;31)" office:value-type="float" office:value="2.35556828215991" calcext:value-type="float">
            <text:p>2.3555682822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fference</text:p>
          </table:table-cell>
          <table:table-cell table:formula="of:=[.C17]-[.C38]" office:value-type="float" office:value="0.231617647058823" calcext:value-type="float">
            <text:p>0.2316176471</text:p>
          </table:table-cell>
          <table:table-cell table:formula="of:=[.D17]-[.D38]" office:value-type="float" office:value="0.386029411764706" calcext:value-type="float">
            <text:p>0.3860294118</text:p>
          </table:table-cell>
          <table:table-cell table:formula="of:=[.E17]-[.E38]" office:value-type="float" office:value="1.09926470588235" calcext:value-type="float">
            <text:p>1.0992647059</text:p>
          </table:table-cell>
          <table:table-cell table:formula="of:=[.F17]-[.F38]" office:value-type="float" office:value="0.297794117647059" calcext:value-type="float">
            <text:p>0.2977941176</text:p>
          </table:table-cell>
          <table:table-cell table:formula="of:=[.G17]-[.G38]" office:value-type="float" office:value="1.16176470588235" calcext:value-type="float">
            <text:p>1.1617647059</text:p>
          </table:table-cell>
          <table:table-cell table:formula="of:=[.H17]-[.H38]" office:value-type="float" office:value="-0.444852941176471" calcext:value-type="float">
            <text:p>-0.4448529412</text:p>
          </table:table-cell>
          <table:table-cell table:formula="of:=[.I17]-[.I38]" office:value-type="float" office:value="1.56617647058824" calcext:value-type="float">
            <text:p>1.5661764706</text:p>
          </table:table-cell>
          <table:table-cell table:formula="of:=[.J17]-[.J38]" office:value-type="float" office:value="1.81617647058824" calcext:value-type="float">
            <text:p>1.8161764706</text:p>
          </table:table-cell>
          <table:table-cell table:formula="of:=[.K17]-[.K38]" office:value-type="float" office:value="-1.31617647058824" calcext:value-type="float">
            <text:p>-1.3161764706</text:p>
          </table:table-cell>
          <table:table-cell table:formula="of:=[.L17]-[.L38]" office:value-type="float" office:value="1.49264705882353" calcext:value-type="float">
            <text:p>1.4926470588</text:p>
          </table:table-cell>
          <table:table-cell table:formula="of:=[.M17]-[.M38]" office:value-type="float" office:value="-0.161764705882353" calcext:value-type="float">
            <text:p>-0.1617647059</text:p>
          </table:table-cell>
          <table:table-cell table:formula="of:=[.N17]-[.N38]" office:value-type="float" office:value="0.264705882352941" calcext:value-type="float">
            <text:p>0.2647058824</text:p>
          </table:table-cell>
          <table:table-cell table:formula="of:=[.O17]-[.O38]" office:value-type="float" office:value="0.474264705882353" calcext:value-type="float">
            <text:p>0.4742647059</text:p>
          </table:table-cell>
          <table:table-cell table:formula="of:=[.P17]-[.P38]" office:value-type="float" office:value="-0.286764705882353" calcext:value-type="float">
            <text:p>-0.2867647059</text:p>
          </table:table-cell>
          <table:table-cell table:formula="of:=[.Q17]-[.Q38]" office:value-type="float" office:value="0.735294117647059" calcext:value-type="float">
            <text:p>0.7352941176</text:p>
          </table:table-cell>
          <table:table-cell table:formula="of:=[.R17]-[.R38]" office:value-type="float" office:value="0.761029411764706" calcext:value-type="float">
            <text:p>0.7610294118</text:p>
          </table:table-cell>
          <table:table-cell table:formula="of:=[.S17]-[.S38]" office:value-type="float" office:value="0.996323529411765" calcext:value-type="float">
            <text:p>0.9963235294</text:p>
          </table:table-cell>
          <table:table-cell table:formula="of:=[.T17]-[.T38]" office:value-type="float" office:value="-0.904411764705882" calcext:value-type="float">
            <text:p>-0.9044117647</text:p>
          </table:table-cell>
          <table:table-cell table:formula="of:=[.U17]-[.U38]" office:value-type="float" office:value="-0.150735294117647" calcext:value-type="float">
            <text:p>-0.1507352941</text:p>
          </table:table-cell>
          <table:table-cell table:formula="of:=[.V17]-[.V38]" office:value-type="float" office:value="0.242647058823529" calcext:value-type="float">
            <text:p>0.2426470588</text:p>
          </table:table-cell>
          <table:table-cell table:formula="of:=[.W17]-[.W38]" office:value-type="float" office:value="1.52573529411765" calcext:value-type="float">
            <text:p>1.5257352941</text:p>
          </table:table-cell>
          <table:table-cell table:formula="of:=[.X17]-[.X38]" office:value-type="float" office:value="-0.654411764705882" calcext:value-type="float">
            <text:p>-0.6544117647</text:p>
          </table:table-cell>
          <table:table-cell table:formula="of:=[.Y17]-[.Y38]" office:value-type="float" office:value="-0.705882352941177" calcext:value-type="float">
            <text:p>-0.7058823529</text:p>
          </table:table-cell>
          <table:table-cell table:formula="of:=[.Z17]-[.Z38]" office:value-type="float" office:value="1.05882352941176" calcext:value-type="float">
            <text:p>1.0588235294</text:p>
          </table:table-cell>
          <table:table-cell table:formula="of:=[.AA17]-[.AA38]" office:value-type="float" office:value="1.64705882352941" calcext:value-type="float">
            <text:p>1.6470588235</text:p>
          </table:table-cell>
          <table:table-cell table:formula="of:=[.AB17]-[.AB38]" office:value-type="float" office:value="0.352941176470588" calcext:value-type="float">
            <text:p>0.3529411765</text:p>
          </table:table-cell>
          <table:table-cell table:formula="of:=[.AC17]-[.AC38]" office:value-type="float" office:value="-0.459558823529412" calcext:value-type="float">
            <text:p>-0.4595588235</text:p>
          </table:table-cell>
          <table:table-cell table:formula="of:=[.AD17]-[.AD38]" office:value-type="float" office:value="0.6875" calcext:value-type="float">
            <text:p>0.6875</text:p>
          </table:table-cell>
          <table:table-cell table:formula="of:=[.AE17]-[.AE38]" office:value-type="float" office:value="1.11397058823529" calcext:value-type="float">
            <text:p>1.1139705882</text:p>
          </table:table-cell>
          <table:table-cell table:formula="of:=[.AF17]-[.AF38]" office:value-type="float" office:value="0.75" calcext:value-type="float">
            <text:p>0.75</text:p>
          </table:table-cell>
          <table:table-cell table:formula="of:=[.AG17]-[.AG38]" office:value-type="float" office:value="1.32720588235294" calcext:value-type="float">
            <text:p>1.3272058824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Lower Bound</text:p>
          </table:table-cell>
          <table:table-cell table:style-name="ce2" table:formula="of:=[.C46]-[.C44]*[.C43]" office:value-type="float" office:value="-2.83286807346741" calcext:value-type="float">
            <text:p>-2.8328680735</text:p>
          </table:table-cell>
          <table:table-cell table:style-name="ce2" table:formula="of:=[.D46]-[.D44]*[.D43]" office:value-type="float" office:value="-3.54668173600067" calcext:value-type="float">
            <text:p>-3.546681736</text:p>
          </table:table-cell>
          <table:table-cell table:style-name="ce2" table:formula="of:=[.E46]-[.E44]*[.E43]" office:value-type="float" office:value="-2.99285843272047" calcext:value-type="float">
            <text:p>-2.9928584327</text:p>
          </table:table-cell>
          <table:table-cell table:style-name="ce2" table:formula="of:=[.F46]-[.F44]*[.F43]" office:value-type="float" office:value="-3.9328536385685" calcext:value-type="float">
            <text:p>-3.9328536386</text:p>
          </table:table-cell>
          <table:table-cell table:style-name="ce2" table:formula="of:=[.G46]-[.G44]*[.G43]" office:value-type="float" office:value="-2.96438898222668" calcext:value-type="float">
            <text:p>-2.9643889822</text:p>
          </table:table-cell>
          <table:table-cell table:style-name="ce2" table:formula="of:=[.H46]-[.H44]*[.H43]" office:value-type="float" office:value="-4.49624938278942" calcext:value-type="float">
            <text:p>-4.4962493828</text:p>
          </table:table-cell>
          <table:table-cell table:style-name="ce2" table:formula="of:=[.I46]-[.I44]*[.I43]" office:value-type="float" office:value="-2.55071679049575" calcext:value-type="float">
            <text:p>-2.5507167905</text:p>
          </table:table-cell>
          <table:table-cell table:style-name="ce2" table:formula="of:=[.J46]-[.J44]*[.J43]" office:value-type="float" office:value="-2.63496453836306" calcext:value-type="float">
            <text:p>-2.6349645384</text:p>
          </table:table-cell>
          <table:table-cell table:style-name="ce2" table:formula="of:=[.K46]-[.K44]*[.K43]" office:value-type="float" office:value="-6.29858422776589" calcext:value-type="float">
            <text:p>-6.2985842278</text:p>
          </table:table-cell>
          <table:table-cell table:style-name="ce2" table:formula="of:=[.L46]-[.L44]*[.L43]" office:value-type="float" office:value="-2.46516684412124" calcext:value-type="float">
            <text:p>-2.4651668441</text:p>
          </table:table-cell>
          <table:table-cell table:style-name="ce2" table:formula="of:=[.M46]-[.M44]*[.M43]" office:value-type="float" office:value="-4.41606683047332" calcext:value-type="float">
            <text:p>-4.4160668305</text:p>
          </table:table-cell>
          <table:table-cell table:style-name="ce2" table:formula="of:=[.N46]-[.N44]*[.N43]" office:value-type="float" office:value="-4.61548366703415" calcext:value-type="float">
            <text:p>-4.615483667</text:p>
          </table:table-cell>
          <table:table-cell table:style-name="ce2" table:formula="of:=[.O46]-[.O44]*[.O43]" office:value-type="float" office:value="-4.25687351930793" calcext:value-type="float">
            <text:p>-4.2568735193</text:p>
          </table:table-cell>
          <table:table-cell table:style-name="ce2" table:formula="of:=[.P46]-[.P44]*[.P43]" office:value-type="float" office:value="-4.16123272456109" calcext:value-type="float">
            <text:p>-4.1612327246</text:p>
          </table:table-cell>
          <table:table-cell table:style-name="ce2" table:formula="of:=[.Q46]-[.Q44]*[.Q43]" office:value-type="float" office:value="-3.47547504621451" calcext:value-type="float">
            <text:p>-3.4754750462</text:p>
          </table:table-cell>
          <table:table-cell table:style-name="ce2" table:formula="of:=[.R46]-[.R44]*[.R43]" office:value-type="float" office:value="-3.10280881169346" calcext:value-type="float">
            <text:p>-3.1028088117</text:p>
          </table:table-cell>
          <table:table-cell table:style-name="ce2" table:formula="of:=[.S46]-[.S44]*[.S43]" office:value-type="float" office:value="-3.31566954623583" calcext:value-type="float">
            <text:p>-3.3156695462</text:p>
          </table:table-cell>
          <table:table-cell table:style-name="ce2" table:formula="of:=[.T46]-[.T44]*[.T43]" office:value-type="float" office:value="-5.17692707167857" calcext:value-type="float">
            <text:p>-5.1769270717</text:p>
          </table:table-cell>
          <table:table-cell table:style-name="ce2" table:formula="of:=[.U46]-[.U44]*[.U43]" office:value-type="float" office:value="-3.31827887672501" calcext:value-type="float">
            <text:p>-3.3182788767</text:p>
          </table:table-cell>
          <table:table-cell table:style-name="ce2" table:formula="of:=[.V46]-[.V44]*[.V43]" office:value-type="float" office:value="-4.64589552519569" calcext:value-type="float">
            <text:p>-4.6458955252</text:p>
          </table:table-cell>
          <table:table-cell table:style-name="ce2" table:formula="of:=[.W46]-[.W44]*[.W43]" office:value-type="float" office:value="-2.93271774670814" calcext:value-type="float">
            <text:p>-2.9327177467</text:p>
          </table:table-cell>
          <table:table-cell table:style-name="ce2" table:formula="of:=[.X46]-[.X44]*[.X43]" office:value-type="float" office:value="-4.92692707167857" calcext:value-type="float">
            <text:p>-4.9269270717</text:p>
          </table:table-cell>
          <table:table-cell table:style-name="ce2" table:formula="of:=[.Y46]-[.Y44]*[.Y43]" office:value-type="float" office:value="-5.36985021180396" calcext:value-type="float">
            <text:p>-5.3698502118</text:p>
          </table:table-cell>
          <table:table-cell table:style-name="ce2" table:formula="of:=[.Z46]-[.Z44]*[.Z43]" office:value-type="float" office:value="-3.39734117555517" calcext:value-type="float">
            <text:p>-3.3973411756</text:p>
          </table:table-cell>
          <table:table-cell table:style-name="ce2" table:formula="of:=[.AA46]-[.AA44]*[.AA43]" office:value-type="float" office:value="-2.31905970456695" calcext:value-type="float">
            <text:p>-2.3190597046</text:p>
          </table:table-cell>
          <table:table-cell table:style-name="ce2" table:formula="of:=[.AB46]-[.AB44]*[.AB43]" office:value-type="float" office:value="-3.91741730584882" calcext:value-type="float">
            <text:p>-3.9174173058</text:p>
          </table:table-cell>
          <table:table-cell table:style-name="ce2" table:formula="of:=[.AC46]-[.AC44]*[.AC43]" office:value-type="float" office:value="-4.05741350568294" calcext:value-type="float">
            <text:p>-4.0574135057</text:p>
          </table:table-cell>
          <table:table-cell table:style-name="ce2" table:formula="of:=[.AD46]-[.AD44]*[.AD43]" office:value-type="float" office:value="-4.34399605628137" calcext:value-type="float">
            <text:p>-4.3439960563</text:p>
          </table:table-cell>
          <table:table-cell table:style-name="ce2" table:formula="of:=[.AE46]-[.AE44]*[.AE43]" office:value-type="float" office:value="-3.47023260356106" calcext:value-type="float">
            <text:p>-3.4702326036</text:p>
          </table:table-cell>
          <table:table-cell table:style-name="ce2" table:formula="of:=[.AF46]-[.AF44]*[.AF43]" office:value-type="float" office:value="-3.78694768137853" calcext:value-type="float">
            <text:p>-3.7869476814</text:p>
          </table:table-cell>
          <table:table-cell table:style-name="ce2" table:formula="of:=[.AG46]-[.AG44]*[.AG43]" office:value-type="float" office:value="-2.4803606796471" calcext:value-type="float">
            <text:p>-2.4803606796</text:p>
          </table:table-cell>
          <table:table-cell table:style-name="ce2" table:number-columns-repeated="991"/>
        </table:table-row>
        <table:table-row table:style-name="ro1">
          <table:table-cell table:style-name="ce2"/>
          <table:table-cell table:style-name="ce2" office:value-type="string" calcext:value-type="string">
            <text:p>Upper Bound</text:p>
          </table:table-cell>
          <table:table-cell table:style-name="ce2" table:formula="of:=[.C46]+[.C44]*[.C43]" office:value-type="float" office:value="3.29610336758505" calcext:value-type="float">
            <text:p>3.2961033676</text:p>
          </table:table-cell>
          <table:table-cell table:style-name="ce2" table:formula="of:=[.D46]+[.D44]*[.D43]" office:value-type="float" office:value="4.31874055953008" calcext:value-type="float">
            <text:p>4.3187405595</text:p>
          </table:table-cell>
          <table:table-cell table:style-name="ce2" table:formula="of:=[.E46]+[.E44]*[.E43]" office:value-type="float" office:value="5.19138784448518" calcext:value-type="float">
            <text:p>5.1913878445</text:p>
          </table:table-cell>
          <table:table-cell table:style-name="ce2" table:formula="of:=[.F46]+[.F44]*[.F43]" office:value-type="float" office:value="4.52844187386262" calcext:value-type="float">
            <text:p>4.5284418739</text:p>
          </table:table-cell>
          <table:table-cell table:style-name="ce2" table:formula="of:=[.G46]+[.G44]*[.G43]" office:value-type="float" office:value="5.28791839399139" calcext:value-type="float">
            <text:p>5.287918394</text:p>
          </table:table-cell>
          <table:table-cell table:style-name="ce2" table:formula="of:=[.H46]+[.H44]*[.H43]" office:value-type="float" office:value="3.60654350043647" calcext:value-type="float">
            <text:p>3.6065435004</text:p>
          </table:table-cell>
          <table:table-cell table:style-name="ce2" table:formula="of:=[.I46]+[.I44]*[.I43]" office:value-type="float" office:value="5.68306973167222" calcext:value-type="float">
            <text:p>5.6830697317</text:p>
          </table:table-cell>
          <table:table-cell table:style-name="ce2" table:formula="of:=[.J46]+[.J44]*[.J43]" office:value-type="float" office:value="6.26731747953953" calcext:value-type="float">
            <text:p>6.2673174795</text:p>
          </table:table-cell>
          <table:table-cell table:style-name="ce2" table:formula="of:=[.K46]+[.K44]*[.K43]" office:value-type="float" office:value="3.66623128658941" calcext:value-type="float">
            <text:p>3.6662312866</text:p>
          </table:table-cell>
          <table:table-cell table:style-name="ce2" table:formula="of:=[.L46]+[.L44]*[.L43]" office:value-type="float" office:value="5.4504609617683" calcext:value-type="float">
            <text:p>5.4504609618</text:p>
          </table:table-cell>
          <table:table-cell table:style-name="ce2" table:formula="of:=[.M46]+[.M44]*[.M43]" office:value-type="float" office:value="4.09253741870861" calcext:value-type="float">
            <text:p>4.0925374187</text:p>
          </table:table-cell>
          <table:table-cell table:style-name="ce2" table:formula="of:=[.N46]+[.N44]*[.N43]" office:value-type="float" office:value="5.14489543174003" calcext:value-type="float">
            <text:p>5.1448954317</text:p>
          </table:table-cell>
          <table:table-cell table:style-name="ce2" table:formula="of:=[.O46]+[.O44]*[.O43]" office:value-type="float" office:value="5.20540293107264" calcext:value-type="float">
            <text:p>5.2054029311</text:p>
          </table:table-cell>
          <table:table-cell table:style-name="ce2" table:formula="of:=[.P46]+[.P44]*[.P43]" office:value-type="float" office:value="3.58770331279638" calcext:value-type="float">
            <text:p>3.5877033128</text:p>
          </table:table-cell>
          <table:table-cell table:style-name="ce2" table:formula="of:=[.Q46]+[.Q44]*[.Q43]" office:value-type="float" office:value="4.94606328150863" calcext:value-type="float">
            <text:p>4.9460632815</text:p>
          </table:table-cell>
          <table:table-cell table:style-name="ce2" table:formula="of:=[.R46]+[.R44]*[.R43]" office:value-type="float" office:value="4.62486763522287" calcext:value-type="float">
            <text:p>4.6248676352</text:p>
          </table:table-cell>
          <table:table-cell table:style-name="ce2" table:formula="of:=[.S46]+[.S44]*[.S43]" office:value-type="float" office:value="5.30831660505936" calcext:value-type="float">
            <text:p>5.3083166051</text:p>
          </table:table-cell>
          <table:table-cell table:style-name="ce2" table:formula="of:=[.T46]+[.T44]*[.T43]" office:value-type="float" office:value="3.3681035422668" calcext:value-type="float">
            <text:p>3.3681035423</text:p>
          </table:table-cell>
          <table:table-cell table:style-name="ce2" table:formula="of:=[.U46]+[.U44]*[.U43]" office:value-type="float" office:value="3.01680828848972" calcext:value-type="float">
            <text:p>3.0168082885</text:p>
          </table:table-cell>
          <table:table-cell table:style-name="ce2" table:formula="of:=[.V46]+[.V44]*[.V43]" office:value-type="float" office:value="5.13118964284275" calcext:value-type="float">
            <text:p>5.1311896428</text:p>
          </table:table-cell>
          <table:table-cell table:style-name="ce2" table:formula="of:=[.W46]+[.W44]*[.W43]" office:value-type="float" office:value="5.98418833494343" calcext:value-type="float">
            <text:p>5.9841883349</text:p>
          </table:table-cell>
          <table:table-cell table:style-name="ce2" table:formula="of:=[.X46]+[.X44]*[.X43]" office:value-type="float" office:value="3.6181035422668" calcext:value-type="float">
            <text:p>3.6181035423</text:p>
          </table:table-cell>
          <table:table-cell table:style-name="ce2" table:formula="of:=[.Y46]+[.Y44]*[.Y43]" office:value-type="float" office:value="3.9580855059216" calcext:value-type="float">
            <text:p>3.9580855059</text:p>
          </table:table-cell>
          <table:table-cell table:style-name="ce2" table:formula="of:=[.Z46]+[.Z44]*[.Z43]" office:value-type="float" office:value="5.5149882343787" calcext:value-type="float">
            <text:p>5.5149882344</text:p>
          </table:table-cell>
          <table:table-cell table:style-name="ce2" table:formula="of:=[.AA46]+[.AA44]*[.AA43]" office:value-type="float" office:value="5.61317735162578" calcext:value-type="float">
            <text:p>5.6131773516</text:p>
          </table:table-cell>
          <table:table-cell table:style-name="ce2" table:formula="of:=[.AB46]+[.AB44]*[.AB43]" office:value-type="float" office:value="4.62329965878999" calcext:value-type="float">
            <text:p>4.6232996588</text:p>
          </table:table-cell>
          <table:table-cell table:style-name="ce2" table:formula="of:=[.AC46]+[.AC44]*[.AC43]" office:value-type="float" office:value="3.13829585862412" calcext:value-type="float">
            <text:p>3.1382958586</text:p>
          </table:table-cell>
          <table:table-cell table:style-name="ce2" table:formula="of:=[.AD46]+[.AD44]*[.AD43]" office:value-type="float" office:value="5.71899605628137" calcext:value-type="float">
            <text:p>5.7189960563</text:p>
          </table:table-cell>
          <table:table-cell table:style-name="ce2" table:formula="of:=[.AE46]+[.AE44]*[.AE43]" office:value-type="float" office:value="5.69817378003164" calcext:value-type="float">
            <text:p>5.69817378</text:p>
          </table:table-cell>
          <table:table-cell table:style-name="ce2" table:formula="of:=[.AF46]+[.AF44]*[.AF43]" office:value-type="float" office:value="5.28694768137853" calcext:value-type="float">
            <text:p>5.2869476814</text:p>
          </table:table-cell>
          <table:table-cell table:style-name="ce2" table:formula="of:=[.AG46]+[.AG44]*[.AG43]" office:value-type="float" office:value="5.13477244435298" calcext:value-type="float">
            <text:p>5.1347724444</text:p>
          </table:table-cell>
          <table:table-cell table:style-name="ce2"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 style:data-style-name="N2" text:time-value="14:03:14.094615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1:37:44.009566012</meta:creation-date>
    <dc:date>2016-08-28T14:03:57.487980247</dc:date>
    <meta:editing-duration>PT28M20S</meta:editing-duration>
    <meta:editing-cycles>14</meta:editing-cycles>
    <meta:generator>LibreOffice/4.2.8.2$Linux_X86_64 LibreOffice_project/420m0$Build-2</meta:generator>
    <meta:document-statistic meta:table-count="1" meta:cell-count="1473" meta:object-count="0"/>
  </office:meta>
</office:document-meta>
</file>